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7126in" svg:y="1.9154in">
            <draw:object draw:notify-on-update-of-ranges="Sheet1.D2:Sheet1.D6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TC</text:p>
          </table:table-cell>
          <table:table-cell table:style-name="Default" office:value-type="string" calcext:value-type="string">
            <text:p>temp [K]</text:p>
          </table:table-cell>
          <table:table-cell table:style-name="Default" office:value-type="string" calcext:value-type="string">
            <text:p>temp [C]</text:p>
          </table:table-cell>
          <table:table-cell office:value-type="string" calcext:value-type="string">
            <text:p>analog_read</text:p>
          </table:table-cell>
          <table:table-cell table:number-columns-repeated="3"/>
        </table:table-row>
        <table:table-row table:style-name="ro1">
          <table:table-cell/>
          <table:table-cell table:formula="of:=273.15+[.C2]" office:value-type="float" office:value="295.15" calcext:value-type="float">
            <text:p>29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TC polynomial coeficients</text:p>
          </table:table-cell>
          <table:table-cell/>
        </table:table-row>
        <table:table-row table:style-name="ro1">
          <table:table-cell office:value-type="float" office:value="184000" calcext:value-type="float">
            <text:p>184000</text:p>
          </table:table-cell>
          <table:table-cell table:formula="of:=1 / ([.$G$3]+[.$G$4]*LOG([.A3]/1000) + [.$G$5]*(LOG([.A3]/1000))*(LOG([.A3]/1000))+[.$G$6]*(LOG([.A3]/1000))*(LOG([.A3]/1000))*(LOG([.A3]/1000)))" office:value-type="float" office:value="319.417688324175" calcext:value-type="float">
            <text:p>319</text:p>
          </table:table-cell>
          <table:table-cell table:formula="of:=[.B3]-273.15" office:value-type="float" office:value="46.26768832417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</text:p>
          </table:table-cell>
          <table:table-cell table:formula="of:=1.97/1000"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1 / ([.$G$3]+[.$G$4]*LOG([.A4]/1000) + [.$G$5]*(LOG([.A4]/1000))*(LOG([.A4]/1000))+[.$G$6]*(LOG([.A4]/1000))*(LOG([.A4]/1000))*(LOG([.A4]/1000)))" office:value-type="float" office:value="374.613819737356" calcext:value-type="float">
            <text:p>375</text:p>
          </table:table-cell>
          <table:table-cell table:formula="of:=[.B4]-273.15" office:value-type="float" office:value="101.463819737356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</text:p>
          </table:table-cell>
          <table:table-cell table:formula="of:=4.7715/10000" office:value-type="float" office:value="0.00047715" calcext:value-type="float">
            <text:p>0.0004771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1 / ([.$G$3]+[.$G$4]*LOG([.A5]/1000) + [.$G$5]*(LOG([.A5]/1000))*(LOG([.A5]/1000))+[.$G$6]*(LOG([.A5]/1000))*(LOG([.A5]/1000))*(LOG([.A5]/1000)))" office:value-type="float" office:value="434.537035143154" calcext:value-type="float">
            <text:p>435</text:p>
          </table:table-cell>
          <table:table-cell table:formula="of:=[.B5]-273.15" office:value-type="float" office:value="161.387035143154" calcext:value-type="float">
            <text:p>16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c</text:p>
          </table:table-cell>
          <table:table-cell table:formula="of:=1.8137/100000" office:value-type="float" office:value="0.000018137" calcext:value-type="float">
            <text:p>0.00001813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1 / ([.$G$3]+[.$G$4]*LOG([.A6]/1000) + [.$G$5]*(LOG([.A6]/1000))*(LOG([.A6]/1000))+[.$G$6]*(LOG([.A6]/1000))*(LOG([.A6]/1000))*(LOG([.A6]/1000)))" office:value-type="float" office:value="494.715859486999" calcext:value-type="float">
            <text:p>495</text:p>
          </table:table-cell>
          <table:table-cell table:formula="of:=[.B6]-273.15" office:value-type="float" office:value="221.565859486999" calcext:value-type="float">
            <text:p>222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d</text:p>
          </table:table-cell>
          <table:table-cell table:formula="of:=-1.11841/1000000" office:value-type="float" office:value="-0.00000111841" calcext:value-type="float">
            <text:p>-0.00000111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8:44:21.484629704</meta:creation-date>
    <dc:date>2023-01-31T21:34:40.783460653</dc:date>
    <meta:editing-duration>PT2H40M5S</meta:editing-duration>
    <meta:editing-cycles>10</meta:editing-cycles>
    <meta:generator>LibreOffice/7.3.7.2$Linux_X86_64 LibreOffice_project/30$Build-2</meta:generator>
    <meta:document-statistic meta:table-count="1" meta:cell-count="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3.326cm" svg:y="0.316cm" chart:style-name="ch2">
          <text:p>temperature with respect to the analog reading</text:p>
        </chart:title>
        <chart:plot-area chart:style-name="ch3" table:cell-range-address="Sheet1.C2:Sheet1.D6" svg:x="1.331cm" svg:y="1.275cm" svg:width="14.349cm" svg:height="6.564cm">
          <chart:coordinate-region svg:x="2.138cm" svg:y="1.474cm" svg:width="13.17cm" svg:height="5.718cm"/>
          <chart:axis chart:dimension="x" chart:name="primary-x" chart:style-name="ch4">
            <chart:title svg:x="6.9cm" svg:y="8.019cm" chart:style-name="ch5">
              <text:p>10-bit analog readin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91cm" chart:style-name="ch9">
              <text:p>T [ °C 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2:Sheet1.C6" chart:class="chart:scatter">
            <chart:domain table:cell-range-address="Sheet1.D2:Sheet1.D6"/>
            <chart:regression-curve chart:style-name="ch11">
              <chart:equation chart:display-equation="true" chart:display-r-square="false" svg:x="9.527cm" svg:y="5.39cm" chart:style-name="ch12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Sheet1.D2:Sheet1.D6</svg:desc>
                </draw:g>
              </table:table-cell>
              <table:table-cell office:value-type="float" office:value="22">
                <text:p>2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  <table:table-cell office:value-type="float" office:value="46.2676883241746">
                <text:p>46.267688324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  <table:table-cell office:value-type="float" office:value="101.463819737356">
                <text:p>101.463819737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1">
                <text:p>871</text:p>
              </table:table-cell>
              <table:table-cell office:value-type="float" office:value="161.387035143154">
                <text:p>161.387035143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9">
                <text:p>979</text:p>
              </table:table-cell>
              <table:table-cell office:value-type="float" office:value="221.565859486999">
                <text:p>221.565859486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